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EA0000018A8B8A7EA88879E851.png" manifest:media-type="image/png"/>
  <manifest:file-entry manifest:full-path="Pictures/10000001000005EE0000019343C60BA261A60463.png" manifest:media-type="image/png"/>
  <manifest:file-entry manifest:full-path="Pictures/10000001000005EC0000020AA2C1D6071915DAEF.png" manifest:media-type="image/png"/>
  <manifest:file-entry manifest:full-path="Pictures/10000001000005E70000020A967C169B537101E0.png" manifest:media-type="image/png"/>
  <manifest:file-entry manifest:full-path="Pictures/10000001000005EB0000017AF3151FB7F054D4B2.png" manifest:media-type="image/png"/>
  <manifest:file-entry manifest:full-path="Pictures/10000001000005EA00000198B1E65EB5D6F04A05.png" manifest:media-type="image/png"/>
  <manifest:file-entry manifest:full-path="Pictures/10000001000007410000039481FE4B3551535EE6.png" manifest:media-type="image/png"/>
  <manifest:file-entry manifest:full-path="Pictures/10000001000005E80000018CCD2C7C2EE69F10BA.png" manifest:media-type="image/png"/>
  <manifest:file-entry manifest:full-path="Pictures/10000001000005EB000002316514B4EF409394EF.png" manifest:media-type="image/png"/>
  <manifest:file-entry manifest:full-path="Pictures/10000001000005E90000019E179C8A1B4AC8A077.png" manifest:media-type="image/png"/>
  <manifest:file-entry manifest:full-path="Pictures/10000001000005E9000001AF3DF3ACEFD8FA5B44.png" manifest:media-type="image/png"/>
  <manifest:file-entry manifest:full-path="Pictures/10000001000005F0000001873E10EE978DC151FF.png" manifest:media-type="image/png"/>
  <manifest:file-entry manifest:full-path="Pictures/10000001000005ED000001B061F746EE29B6A0F7.png" manifest:media-type="image/png"/>
  <manifest:file-entry manifest:full-path="Pictures/10000001000005F000000206640C17D9A7CAE66D.png" manifest:media-type="image/png"/>
  <manifest:file-entry manifest:full-path="Pictures/1000000100000744000003959C5B0708293B7B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1f8" officeooo:paragraph-rsid="000521f8"/>
    </style:style>
    <style:style style:name="P2" style:family="paragraph" style:parent-style-name="Standard">
      <style:paragraph-properties fo:break-before="page"/>
      <style:text-properties officeooo:rsid="000521f8" officeooo:paragraph-rsid="000521f8"/>
    </style:style>
    <style:style style:name="P3" style:family="paragraph" style:parent-style-name="Standard">
      <style:text-properties officeooo:rsid="000521f8"/>
    </style:style>
    <style:style style:name="P4" style:family="paragraph" style:parent-style-name="Standard">
      <style:text-properties officeooo:rsid="000521f8" officeooo:paragraph-rsid="00082a68"/>
    </style:style>
    <style:style style:name="P5" style:family="paragraph" style:parent-style-name="Standard">
      <style:text-properties officeooo:rsid="00068a8c" officeooo:paragraph-rsid="00068a8c"/>
    </style:style>
    <style:style style:name="P6" style:family="paragraph" style:parent-style-name="Standard">
      <style:text-properties officeooo:paragraph-rsid="00068a8c"/>
    </style:style>
    <style:style style:name="T1" style:family="text">
      <style:text-properties officeooo:rsid="000765fa"/>
    </style:style>
    <style:style style:name="T2" style:family="text">
      <style:text-properties officeooo:rsid="000822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n3" text:anchor-type="char" svg:width="17cm" svg:height="5.853cm" draw:z-index="4"><draw:image xlink:href="Pictures/10000001000005EC0000020AA2C1D6071915DAEF.png" xlink:type="simple" xlink:show="embed" xlink:actuate="onLoad" draw:mime-type="image/png"/></draw:frame></text:p>
      <text:p text:style-name="P6"/>
      <text:p text:style-name="P6"/>
      <text:p text:style-name="P1">PETICION DE 100<text:span text:style-name="T1">0</text:span> POR MINUTO</text:p>
      <text:p text:style-name="Standard"/>
      <text:p text:style-name="Standard"><draw:frame draw:style-name="fr2" draw:name="Imagen1" text:anchor-type="char" svg:width="17cm" svg:height="5.872cm" draw:z-index="2"><draw:image xlink:href="Pictures/10000001000005E70000020A967C169B537101E0.png" xlink:type="simple" xlink:show="embed" xlink:actuate="onLoad" draw:mime-type="image/png"/></draw:frame></text:p>
      <text:p text:style-name="Standard"/>
      <text:p text:style-name="Standard"><draw:frame draw:style-name="fr2" draw:name="Imagen2" text:anchor-type="char" svg:width="17cm" svg:height="4.24cm" draw:z-index="3"><draw:image xlink:href="Pictures/10000001000005EB0000017AF3151FB7F054D4B2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4" text:anchor-type="char" svg:width="17cm" svg:height="4.581cm" draw:z-index="5"><draw:image xlink:href="Pictures/10000001000005EA00000198B1E65EB5D6F04A05.png" xlink:type="simple" xlink:show="embed" xlink:actuate="onLoad" draw:mime-type="image/png"/></draw:frame></text:p>
      <text:p text:style-name="Standard"><draw:frame draw:style-name="fr2" draw:name="Imagen5" text:anchor-type="char" svg:width="17cm" svg:height="4.45cm" draw:z-index="6"><draw:image xlink:href="Pictures/10000001000005E80000018CCD2C7C2EE69F10BA.png" xlink:type="simple" xlink:show="embed" xlink:actuate="onLoad" draw:mime-type="image/png"/></draw:frame><text:soft-page-break/></text:p>
      <text:p text:style-name="P1">PETICIONES DE 1500</text:p>
      <text:p text:style-name="P3"/>
      <text:p text:style-name="P1"><draw:frame draw:style-name="fr2" draw:name="Imagen8" text:anchor-type="char" svg:width="17cm" svg:height="6.294cm" draw:z-index="9"><draw:image xlink:href="Pictures/10000001000005EB000002316514B4EF409394EF.png" xlink:type="simple" xlink:show="embed" xlink:actuate="onLoad" draw:mime-type="image/png"/></draw:frame></text:p>
      <text:p text:style-name="P1"><draw:frame draw:style-name="fr2" draw:name="Imagen9" text:anchor-type="char" svg:width="17cm" svg:height="4.512cm" draw:z-index="10"><draw:image xlink:href="Pictures/10000001000005EE0000019343C60BA261A60463.png" xlink:type="simple" xlink:show="embed" xlink:actuate="onLoad" draw:mime-type="image/png"/></draw:frame></text:p>
      <text:p text:style-name="P1"><draw:frame draw:style-name="fr3" draw:name="Imagen6" text:anchor-type="char" svg:x="-0.217cm" svg:y="0.102cm" svg:width="17cm" svg:height="4.424cm" draw:z-index="7"><draw:image xlink:href="Pictures/10000001000005EA0000018A8B8A7EA88879E8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7" text:anchor-type="char" svg:x="0.455cm" svg:y="0.046cm" svg:width="17cm" svg:height="4.651cm" draw:z-index="8"><draw:image xlink:href="Pictures/10000001000005E90000019E179C8A1B4AC8A077.png" xlink:type="simple" xlink:show="embed" xlink:actuate="onLoad" draw:mime-type="image/png"/></draw:frame><text:soft-page-break/></text:p>
      <text:p text:style-name="P4">PETICION DE 2<text:span text:style-name="T2">500</text:span></text:p>
      <text:p text:style-name="P1"/>
      <text:p text:style-name="P1"><draw:frame draw:style-name="fr2" draw:name="Imagen10" text:anchor-type="char" svg:width="17cm" svg:height="4.842cm" draw:z-index="11"><draw:image xlink:href="Pictures/10000001000005E9000001AF3DF3ACEFD8FA5B44.png" xlink:type="simple" xlink:show="embed" xlink:actuate="onLoad" draw:mime-type="image/png"/></draw:frame></text:p>
      <text:p text:style-name="P1"><draw:frame draw:style-name="fr2" draw:name="Imagen11" text:anchor-type="char" svg:width="17cm" svg:height="4.371cm" draw:z-index="12"><draw:image xlink:href="Pictures/10000001000005F0000001873E10EE978DC151FF.png" xlink:type="simple" xlink:show="embed" xlink:actuate="onLoad" draw:mime-type="image/png"/></draw:frame></text:p>
      <text:p text:style-name="P1"/>
      <text:p text:style-name="P1"/>
      <text:p text:style-name="P1"><draw:frame draw:style-name="fr2" draw:name="Imagen12" text:anchor-type="char" svg:width="17cm" svg:height="4.84cm" draw:z-index="13"><draw:image xlink:href="Pictures/10000001000005ED000001B061F746EE29B6A0F7.png" xlink:type="simple" xlink:show="embed" xlink:actuate="onLoad" draw:mime-type="image/png"/></draw:frame></text:p>
      <text:p text:style-name="P1"/>
      <text:p text:style-name="P1"><draw:frame draw:style-name="fr1" draw:name="Imagen13" text:anchor-type="char" svg:width="17cm" svg:height="5.793cm" draw:z-index="14"><draw:image xlink:href="Pictures/10000001000005F000000206640C17D9A7CAE66D.png" xlink:type="simple" xlink:show="embed" xlink:actuate="onLoad" draw:mime-type="image/png"/></draw:frame><text:soft-page-break/></text:p>
      <text:p text:style-name="P2"/>
      <text:p text:style-name="P1"/>
      <text:p text:style-name="P5">MONITOREO</text:p>
      <text:p text:style-name="P5"/>
      <text:p text:style-name="P5"><draw:frame draw:style-name="fr2" draw:name="Imagen14" text:anchor-type="char" svg:width="17cm" svg:height="8.386cm" draw:z-index="0"><draw:image xlink:href="Pictures/10000001000007410000039481FE4B3551535EE6.png" xlink:type="simple" xlink:show="embed" xlink:actuate="onLoad" draw:mime-type="image/png"/></draw:frame></text:p>
      <text:p text:style-name="P1"/>
      <text:p text:style-name="P1"/>
      <text:p text:style-name="P1"><draw:frame draw:style-name="fr2" draw:name="Imagen15" text:anchor-type="char" svg:width="17cm" svg:height="8.38cm" draw:z-index="1"><draw:image xlink:href="Pictures/1000000100000744000003959C5B0708293B7B2D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2T11:22:41.436000000</meta:creation-date>
    <dc:date>2026-03-05T17:32:17.417000000</dc:date>
    <meta:editing-duration>PT3H26M53S</meta:editing-duration>
    <meta:editing-cycles>4</meta:editing-cycles>
    <meta:generator>LibreOffice/7.2.1.2$Windows_X86_64 LibreOffice_project/87b77fad49947c1441b67c559c339af8f3517e22</meta:generator>
    <meta:document-statistic meta:table-count="0" meta:image-count="15" meta:object-count="0" meta:page-count="5" meta:paragraph-count="4" meta:word-count="12" meta:character-count="70" meta:non-whitespace-character-count="62"/>
  </office:meta>
</office:document-meta>
</file>